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portResourceTests.importXmlWithOtherConfigurati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mportResourceTests.importWithPlacehol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mportResourceTests.importNonXm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mportResourceTests.importXmlIsMergedFromSuperclassDecla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mportXmlConfig.javaDeclared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ResourceTests.importXmlIsInheritedFromSuperclassDecla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mportResourceTests.importX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mportResourceTests.importXmlWithNamespace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mportXmlAutowiredConfig.xml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spect.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mportResourceTests.importXmlWithAutowired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